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Andale Sans UI" svg:font-family="'Andale Sans UI'" style:font-pitch="variable"/>
    <style:font-face style:name="Tahoma" svg:font-family="Tahoma" style:font-pitch="variable"/>
    <style:font-face style:name="Thorndale" svg:font-family="Thorndale" style:font-family-generic="roman" style:font-pitch="variable"/>
  </office:font-face-decls>
  <office:automatic-styles>
    <style:style style:name="P1" style:family="paragraph" style:parent-style-name="Standard">
      <style:paragraph-properties fo:text-align="start" style:justify-single-word="false">
        <style:tab-stops>
          <style:tab-stop style:position="9.999cm" style:type="center"/>
          <style:tab-stop style:position="19.42cm"/>
        </style:tab-stops>
      </style:paragraph-properties>
      <style:text-properties fo:font-weight="bold" fo:background-color="#ffff00" style:font-weight-asian="bold" style:font-weight-complex="bold"/>
    </style:style>
    <style:style style:name="P2" style:family="paragraph">
      <style:paragraph-properties fo:text-align="start"/>
      <style:text-properties fo:color="#c0c0c0"/>
    </style:style>
    <style:style style:name="P3" style:family="paragraph">
      <style:paragraph-properties fo:text-align="start"/>
      <style:text-properties style:text-line-through-style="none" fo:font-style="normal" style:text-underline-style="none"/>
    </style:style>
    <style:style style:name="P4" style:family="paragraph">
      <style:paragraph-properties fo:text-align="center"/>
    </style:style>
    <style:style style:name="gr1" style:family="graphic">
      <style:graphic-properties draw:textarea-vertical-align="middle"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form:form form:name="Email_Form"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text form:name="MAILTO" form:control-implementation="ooo:com.sun.star.form.component.TextField" form:id="control1" form:convert-empty-to-null="true">
            <form:properties>
              <form:property form:property-name="DefaultControl" office:value-type="string" office:string-value="com.sun.star.form.control.TextField"/>
            </form:properties>
          </form:text>
          <form:text form:name="CC" form:control-implementation="ooo:com.sun.star.form.component.TextField" form:id="control2" form:convert-empty-to-null="true">
            <form:properties>
              <form:property form:property-name="DefaultControl" office:value-type="string" office:string-value="com.sun.star.form.control.TextField"/>
            </form:properties>
          </form:text>
          <form:text form:name="BCC" form:control-implementation="ooo:com.sun.star.form.component.TextField" form:id="control3" form:convert-empty-to-null="true">
            <form:properties>
              <form:property form:property-name="DefaultControl" office:value-type="string" office:string-value="com.sun.star.form.control.TextField"/>
            </form:properties>
          </form:text>
          <form:text form:name="Subject" form:control-implementation="ooo:com.sun.star.form.component.TextField" form:id="control4" form:convert-empty-to-null="true">
            <form:properties>
              <form:property form:property-name="DefaultControl" office:value-type="string" office:string-value="com.sun.star.form.control.TextField"/>
            </form:properties>
          </form:text>
          <form:textarea form:name="Body" form:control-implementation="ooo:com.sun.star.form.component.TextField" form:id="control5" form:convert-empty-to-null="true">
            <form:properties>
              <form:property form:property-name="DefaultControl" office:value-type="string" office:string-value="com.sun.star.form.control.TextField"/>
              <form:property form:property-name="MultiLine" office:value-type="boolean" office:boolean-value="true"/>
            </form:properties>
          </form:textarea>
          <form:fixed-text form:name="CC" form:control-implementation="ooo:com.sun.star.form.component.FixedText" form:id="control6" form:label="CC:"/>
          <form:fixed-text form:name="BCC" form:control-implementation="ooo:com.sun.star.form.component.FixedText" form:id="control7" form:label="BCC:"/>
          <form:fixed-text form:name="Betreff" form:control-implementation="ooo:com.sun.star.form.component.FixedText" form:id="control8" form:label="Subject:"/>
          <form:fixed-text form:name="Inhalt" form:control-implementation="ooo:com.sun.star.form.component.FixedText" form:id="control9" form:label="Body:"/>
          <form:fixed-text form:name="To" form:control-implementation="ooo:com.sun.star.form.component.FixedText" form:id="control10" form:label="To:"/>
          <form:button form:name="PushButton" form:control-implementation="ooo:com.sun.star.form.component.CommandButton" form:id="control11" form:label="Mail Senden"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FormEmailSenden?language=Basic&amp;location=document"/>
            </office:event-listeners>
          </form:button>
          <form:textarea form:name="Signature" form:control-implementation="ooo:com.sun.star.form.component.TextField" form:id="control12" form:current-value="mit freundlichen Grüßen&#10;- Name - " form:convert-empty-to-null="true">
            <form:properties>
              <form:property form:property-name="DefaultControl" office:value-type="string" office:string-value="com.sun.star.form.control.TextField"/>
              <form:property form:property-name="MultiLine"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control text:anchor-type="paragraph" draw:z-index="8" draw:style-name="gr1" draw:text-style-name="P2" svg:width="1.311cm" svg:height="0.662cm" svg:x="0.199cm" svg:y="5.017cm" draw:control="control9"/><draw:control text:anchor-type="paragraph" draw:z-index="7" draw:style-name="gr1" draw:text-style-name="P2" svg:width="1.311cm" svg:height="0.662cm" svg:x="0.199cm" svg:y="4.219cm" draw:control="control8"/><draw:control text:anchor-type="paragraph" draw:z-index="6" draw:style-name="gr1" draw:text-style-name="P2" svg:width="1.311cm" svg:height="0.662cm" svg:x="0.199cm" svg:y="3.223cm" draw:control="control7"/><draw:control text:anchor-type="paragraph" draw:z-index="5" draw:style-name="gr1" draw:text-style-name="P2" svg:width="1.311cm" svg:height="0.662cm" svg:x="0.199cm" svg:y="2.425cm" draw:control="control6"/><draw:control text:anchor-type="paragraph" draw:z-index="4" draw:style-name="gr2" draw:text-style-name="P3" svg:width="15.161cm" svg:height="6.324cm" svg:x="1.39cm" svg:y="5.094cm" draw:control="control5"/><draw:control text:anchor-type="paragraph" draw:z-index="3" draw:style-name="gr2" draw:text-style-name="P3" svg:width="15.241cm" svg:height="0.636cm" svg:x="1.363cm" svg:y="4.168cm" draw:control="control4"/><text:tab/>Email-Formular<text:tab/></text:p>
      <text:p text:style-name="Standard"><draw:control text:anchor-type="paragraph" draw:z-index="9" draw:style-name="gr1" draw:text-style-name="P2" svg:width="1.311cm" svg:height="0.662cm" svg:x="0.199cm" svg:y="1.229cm" draw:control="control10"/><draw:control text:anchor-type="paragraph" draw:z-index="0" draw:style-name="gr2" draw:text-style-name="P3" svg:width="8.732cm" svg:height="0.715cm" svg:x="1.311cm" svg:y="1.118cm" draw:control="control1"/><draw:control text:anchor-type="paragraph" draw:z-index="1" draw:style-name="gr2" draw:text-style-name="P3" svg:width="8.706cm" svg:height="0.715cm" svg:x="1.311cm" svg:y="1.916cm" draw:control="control2"/><draw:control text:anchor-type="paragraph" draw:z-index="2" draw:style-name="gr2" draw:text-style-name="P3" svg:width="8.679cm" svg:height="0.715cm" svg:x="1.311cm" svg:y="2.713cm" draw:control="control3"/><draw:control text:anchor-type="paragraph" draw:z-index="10" draw:style-name="gr2" draw:text-style-name="P4" svg:width="5.345cm" svg:height="0.662cm" svg:x="10.756cm" svg:y="1.115cm" draw:control="control11"/><draw:control text:anchor-type="paragraph" draw:z-index="11" draw:style-name="gr2" draw:text-style-name="P3" svg:width="7.002cm" svg:height="1.232cm" svg:x="1.39cm" svg:y="11.153cm" draw:control="control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Andale Sans UI" svg:font-family="'Andale Sans UI'" style:font-pitch="variable"/>
    <style:font-face style:name="Tahoma" svg:font-family="Tahoma" style:font-pitch="variable"/>
    <style:font-face style:name="Thorndale" svg:font-family="Thorndale"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de" fo:country="D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fo:background-color="#333366"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Email-Vorlage</dc:title>
    <dc:description>Der Urheber dieser Vorlage ist Jörg Leistikow, E-Mail: j.leistikow@web.de 

Copyright 2006. Alle Rechte vorbehalten.


Diese Vorlage ist freie Software, steht unter der GNU LGPL Lizenz und darf entsprechend dieser verwendet und verbreitet werden.
Der Lizenztext ist zu finden unter http://www.gnu.org/copyleft/lesser.html.
Eine deutsche Übersetzung unter http://www.gnu.org/copyleft/lesser.de.html.

Die Vorlage wird verteilt in der Hoffnung, dass sie Nutzen für den Anwender bringt, aber OHNE JEDE GARANTIE. Es bestehen weder Gewährleistungsansprüche irgendwelcher Art noch die Zusicherung irgendwelcher Eigenschaften. Bitte lesen Sie den Lizenztext der GNU LGPL für detailierte Informationen.

This template is free software; you can redistribute it and/or modify it under the terms of the GNU Lesser General Public License version 2.1, as published by the Free Software Foundation.

The complete licensing terms of the GNU LGPL can be found at http://www.gnu.org/copyleft/lesser.html

This library is distributed in the hope that it will be useful, but WITHOUT ANY WARRANTY; without even the implied warranty of MERCHANTABILITY or FITNESS FOR A PARTICULAR PURPOSE. See the GNU Lesser General Public License for more details.

You should have received a copy of the GNU Lesser General Public License along with this library; if not, write to the Free Software Foundation, Inc., 59 Temple Place, Suite 330, Boston, MA  02111-1307  USA</dc:description>
    <dc:subject>sendet ein Email aus OO</dc:subject>
    <meta:initial-creator>Jörg Leistikow</meta:initial-creator>
    <meta:creation-date>2006-02-17T15:44:26</meta:creation-date>
    <dc:date>2006-04-08T13:59:16</dc:date>
    <dc:language>de-DE</dc:language>
    <meta:editing-cycles>0</meta:editing-cycles>
    <meta:editing-duration>PT0S</meta:editing-duration>
    <meta:user-defined meta:name="Info 1"/>
    <meta:user-defined meta:name="Info 2"/>
    <meta:user-defined meta:name="Info 3"/>
    <meta:user-defined meta:name="Info 4"/>
    <meta:document-statistic meta:table-count="0" meta:image-count="0" meta:object-count="0" meta:page-count="1" meta:paragraph-count="1" meta:word-count="2" meta:character-count="16"/>
  </office:meta>
</office:document-meta>
</file>

<file path=Basic/Standard/Module1.xml><?xml version="1.0" encoding="utf-8"?>
<!DOCTYPE module  PUBLIC '-//OpenOffice.org//DTD OfficeDocument 1.0//EN'  'module.dtd'>
<script:module xmlns:script="http://openoffice.org/2000/script" script:name="Module1" script:language="StarBasic">REM  *****  BASIC  *****


'Der Urheber dieser Vorlage ist Jörg Leistikow, E-Mail: j.leistikow@web.de 

'Copyright 2006. Alle Rechte vorbehalten. 

'Diese Vorlage ist freie Software, steht unter der GNU LGPL Lizenz und darf entsprechend dieser 
'verwendet und verbreitet werden. Der Lizenztext ist zu finden unter 
'http://www.gnu.org/copyleft/lesser.html. Eine deutsche Übersetzung unter http://www.gnu.org/copyleft/lesser.de.html. 

'Die Vorlage wird verteilt in der Hoffnung, dass sie Nutzen für den Anwender bringt, aber OHNE JEDE GARANTIE. 
'Es bestehen weder Gewährleistungsansprüche irgendwelcher Art noch die Zusicherung irgendwelcher Eigenschaften. 
'Bitte lesen Sie den Lizenztext der GNU LGPL für detailierte Informationen.



Sub FormEmailSenden

Dim oDoc as Object
Dim oDraw as Object
Dim oForm as Object
Dim noargs()
Dim oTo as Object, oCC as Object, oBCC as object, oSubject as object, oBody as Object, oSignature as Object

oDoc = thisComponent
oDraw = oDoc.DrawPage
oForm = oDraw.getForms.GetByName("Email_Form") 		'Name des Formulars
oTo= oForm.GetByName("MAILTO")			            'Name des Textfeldes im Formular
oCC= oForm.GetByName("CC") 
oBCC = oForm.GetByName("BCC")
oSubject = oForm.GetByName("Subject")
oBody = oForm.GetByName("Body")
oSignature = oForm.GetByName("Signature")

REM dieser Teil dient nur zur Kontrolle und kann entfernt werden

'msgbox "To:       " + oTO.Text + CHR(13) +_	
'		"CC:      " + oCC.Text + CHR(13) +_
'		"BCC:      " + oBCC.Text + CHR(13) +_
'		"Subject: " + oSubject.text + CHR(13) +_
'		"Body:    " + oBody.text + CHR(13) +_ 
'		oSignature.text
		 
email_dispatch_url = "mailto:" + oTO.Text + "?" + "cc=" + oCC.text + "&amp;" + "bcc=" + oBCC.text +  "&amp;"_
 + "subject="+ oSubject.text + "&amp;" + "Body=" + oBody.text + CHR(13) + CHR(13) + oSignature.text
dispatcher = createUnoService( "com.sun.star.frame.DispatchHelper")
dispatcher.executeDispatch( StarDesktop,email_dispatch_url, "", 0, noarg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